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1.053cm" fo:min-width="7.37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0.037cm" fo:min-width="3.4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3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2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11.303cm" svg:x="2.651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10.287cm" svg:x="2.651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937cm" svg:height="10.287cm" svg:x="6.588cm" svg:y="13.1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10.287cm" svg:x="10.525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937cm" svg:height="10.287cm" svg:x="14.462cm" svg:y="13.19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407cm" svg:height="1.052cm" svg:x="5.064cm" svg:y="3.794cm">
          <draw:text-box>
            <text:p>方法区</text:p>
          </draw:text-box>
        </draw:frame>
        <draw:frame draw:style-name="gr4" draw:text-style-name="P2" draw:layer="layout" svg:width="2.864cm" svg:height="0.962cm" svg:x="3.413cm" svg:y="13.897cm">
          <draw:text-box>
            <text:p>Thread1</text:p>
          </draw:text-box>
        </draw:frame>
        <draw:frame draw:style-name="gr3" draw:text-style-name="P2" draw:layer="layout" svg:width="2.864cm" svg:height="0.962cm" svg:x="7.223cm" svg:y="13.939cm">
          <draw:text-box>
            <text:p>Thread2</text:p>
          </draw:text-box>
        </draw:frame>
        <draw:frame draw:style-name="gr4" draw:text-style-name="P2" draw:layer="layout" svg:width="2.864cm" svg:height="0.962cm" svg:x="11.287cm" svg:y="13.954cm">
          <draw:text-box>
            <text:p>Thread3</text:p>
          </draw:text-box>
        </draw:frame>
        <draw:frame draw:style-name="gr3" draw:text-style-name="P2" draw:layer="layout" svg:width="2.864cm" svg:height="0.962cm" svg:x="15.027cm" svg:y="13.954cm">
          <draw:text-box>
            <text:p>Thread4</text:p>
          </draw:text-box>
        </draw:frame>
        <draw:frame draw:style-name="gr5" draw:text-style-name="P2" draw:layer="layout" svg:width="1.734cm" svg:height="0.962cm" svg:x="3.921cm" svg:y="15.986cm">
          <draw:text-box>
            <text:p>PC1</text:p>
          </draw:text-box>
        </draw:frame>
        <draw:frame draw:style-name="gr3" draw:text-style-name="P2" draw:layer="layout" svg:width="1.734cm" svg:height="0.962cm" svg:x="15.579cm" svg:y="15.786cm">
          <draw:text-box>
            <text:p>PC4</text:p>
          </draw:text-box>
        </draw:frame>
        <draw:frame draw:style-name="gr5" draw:text-style-name="P2" draw:layer="layout" svg:width="1.734cm" svg:height="0.962cm" svg:x="11.966cm" svg:y="16.113cm">
          <draw:text-box>
            <text:p>PC3</text:p>
          </draw:text-box>
        </draw:frame>
        <draw:frame draw:style-name="gr3" draw:text-style-name="P2" draw:layer="layout" svg:width="1.734cm" svg:height="0.962cm" svg:x="7.648cm" svg:y="16.04cm">
          <draw:text-box>
            <text:p>PC2</text:p>
          </draw:text-box>
        </draw:frame>
        <draw:frame draw:style-name="gr6" draw:text-style-name="P2" draw:layer="layout" svg:width="2.441cm" svg:height="0.962cm" svg:x="3.639cm" svg:y="18.399cm">
          <draw:text-box>
            <text:p>Stack1</text:p>
          </draw:text-box>
        </draw:frame>
        <draw:frame draw:style-name="gr3" draw:text-style-name="P2" draw:layer="layout" svg:width="2.441cm" svg:height="0.962cm" svg:x="15.281cm" svg:y="18.145cm">
          <draw:text-box>
            <text:p>Stack4</text:p>
          </draw:text-box>
        </draw:frame>
        <draw:frame draw:style-name="gr6" draw:text-style-name="P2" draw:layer="layout" svg:width="2.441cm" svg:height="0.962cm" svg:x="11.541cm" svg:y="18.453cm">
          <draw:text-box>
            <text:p>Stack3</text:p>
          </draw:text-box>
        </draw:frame>
        <draw:frame draw:style-name="gr3" draw:text-style-name="P2" draw:layer="layout" svg:width="2.441cm" svg:height="0.962cm" svg:x="7.449cm" svg:y="18.453cm">
          <draw:text-box>
            <text:p>Stack2</text:p>
          </draw:text-box>
        </draw:frame>
        <draw:custom-shape draw:style-name="gr1" draw:text-style-name="P1" draw:layer="layout" svg:width="7.874cm" svg:height="11.303cm" svg:x="10.525cm" svg:y="1.88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72cm" svg:height="1.052cm" svg:x="13.325cm" svg:y="3.885cm">
          <draw:text-box>
            <text:p>堆区</text:p>
          </draw:text-box>
        </draw:frame>
        <draw:frame draw:style-name="gr3" draw:text-style-name="P2" draw:layer="layout" svg:width="3.952cm" svg:height="0.962cm" svg:x="4.302cm" svg:y="6.08cm">
          <draw:text-box>
            <text:p>Class, Code</text:p>
          </draw:text-box>
        </draw:frame>
        <draw:frame draw:style-name="gr3" draw:text-style-name="P2" draw:layer="layout" svg:width="4.312cm" svg:height="1.052cm" svg:x="4.175cm" svg:y="7.858cm">
          <draw:text-box>
            <text:p>运行时常量池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9T11:35:19.493123420</meta:creation-date>
    <dc:date>2017-01-19T12:01:59.709675300</dc:date>
    <meta:editing-duration>PT11M20S</meta:editing-duration>
    <meta:editing-cycles>1</meta:editing-cycles>
    <meta:document-statistic meta:object-count="22"/>
    <meta:generator>LibreOffice/5.0.6.2$Linux_X86_64 LibreOffice_project/00$Build-2</meta:generator>
  </office:meta>
</office:document-meta>
</file>